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1"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2" style:family="paragraph" style:parent-style-name="Text_20_body">
      <style:text-properties officeooo:paragraph-rsid="00037a3f"/>
    </style:style>
    <style:style style:name="P23" style:family="paragraph" style:parent-style-name="Text_20_body">
      <style:text-properties fo:font-weight="bold" officeooo:rsid="0003c90c" officeooo:paragraph-rsid="0003c90c" style:font-weight-asian="bold" style:font-weight-complex="bold"/>
    </style:style>
    <style:style style:name="P24"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style:text-underline-style="solid" style:text-underline-width="auto" style:text-underline-color="font-color" officeooo:rsid="002b6cec" style:font-style-asian="normal" style:font-style-complex="normal"/>
    </style:style>
    <style:style style:name="T22" style:family="text">
      <style:text-properties officeooo:rsid="0016be60"/>
    </style:style>
    <style:style style:name="T23" style:family="text">
      <style:text-properties officeooo:rsid="0017e915"/>
    </style:style>
    <style:style style:name="T24" style:family="text">
      <style:text-properties officeooo:rsid="001a53d7"/>
    </style:style>
    <style:style style:name="T25" style:family="text">
      <style:text-properties officeooo:rsid="001ccbc6"/>
    </style:style>
    <style:style style:name="T26" style:family="text">
      <style:text-properties officeooo:rsid="001fa355"/>
    </style:style>
    <style:style style:name="T27" style:family="text">
      <style:text-properties officeooo:rsid="0021d936"/>
    </style:style>
    <style:style style:name="T28" style:family="text">
      <style:text-properties officeooo:rsid="00283d15"/>
    </style:style>
    <style:style style:name="T29" style:family="text">
      <style:text-properties officeooo:rsid="0029acce"/>
    </style:style>
    <style:style style:name="T30" style:family="text">
      <style:text-properties officeooo:rsid="002b6cec"/>
    </style:style>
    <style:style style:name="T3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4" text:outline-level="2">CHAPTER <text:span text:style-name="T1">1</text:span></text:h>
      <text:p text:style-name="P22"/>
      <text:p text:style-name="P23"><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1">Natural rights arguments bridge the tension that is inherent in a patent system between capitalism's </text:span><text:soft-page-break/><text:span text:style-name="T11">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9"><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7">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1"><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22">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3">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4">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5">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4">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4"><text:note text:id="ftn11" text:note-class="footnote"><text:note-citation>11</text:note-citation><text:note-body><text:p text:style-name="Footnote"/></text:note-body></text:note></text:span></text:p>
      <text:p text:style-name="P16">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5">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5"><text:note text:id="ftn12" text:note-class="footnote"><text:note-citation>12</text:note-citation><text:note-body><text:p text:style-name="Footnote"/></text:note-body></text:note></text:span></text:p>
      <text:p text:style-name="P17">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6">in the eighteenth century. The wave of innovations enabled English manufacturers to meet the growing demand for English finished goods around the world and even the loss of the North American colonies in the 1770s did not </text:span><text:soft-page-break/><text:span text:style-name="T26">affect Britain's industrial dominance.</text:span><text:span text:style-name="T26"><text:note text:id="ftn13" text:note-class="footnote"><text:note-citation>13</text:note-citation><text:note-body><text:p text:style-name="Footnote"/></text:note-body></text:note></text:span></text:p>
      <text:p text:style-name="P18">Rivals looked upon the rise of English <text:span text:style-name="T27">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27"><text:note text:id="ftn14" text:note-class="footnote"><text:note-citation>14</text:note-citation><text:note-body><text:p text:style-name="Footnote"/></text:note-body></text:note></text:span></text:p>
      <text:p text:style-name="P19">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19">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28">c</text:span>ally every European Country with any ambitions to industrialize. The tsarist government heavily sponsored <text:span text:style-name="T28">the </text:span><text:soft-page-break/><text:span text:style-name="T28">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28"><text:note text:id="ftn16" text:note-class="footnote"><text:note-citation>16</text:note-citation><text:note-body><text:p text:style-name="Footnote"/></text:note-body></text:note></text:span></text:p>
      <text:p text:style-name="P20">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29">barriers against the outflow of <text:s/>technology. As continental observers marveled at the British innovations</text:span>, British firms continued to seek vario<text:span text:style-name="T29">u</text:span>s conti<text:span text:style-name="T29">n</text:span>ental industrial techn<text:span text:style-name="T29">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29"><text:note text:id="ftn17" text:note-class="footnote"><text:note-citation>17</text:note-citation><text:note-body><text:p text:style-name="Footnote"/></text:note-body></text:note></text:span></text:p>
      <text:p text:style-name="P21">Industrial espionage by states and individuals only partly accounts for the failure of states to confine the fruits of innovations to their national borders. <text:span text:style-name="T30">As early as 1699 the great German mathematician and philosopher, Gottfried Wilhelm Leibniz, argued in his </text:span><text:span text:style-name="T10">Memorandum on the founding of a Learned Society in Germany </text:span><text:span text:style-name="T20"><text:s/>the growth of Eoropea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8T09:28:43.368902552</dc:date>
    <dc:creator>Guillermo Lengemann</dc:creator>
    <meta:editing-duration>P4DT6H34M45S</meta:editing-duration>
    <meta:editing-cycles>20</meta:editing-cycles>
    <meta:generator>LibreOffice/4.3.0.4$Linux_X86_64 LibreOffice_project/62ad5818884a2fc2e5780dd45466868d41009ec0</meta:generator>
    <meta:document-statistic meta:table-count="0" meta:image-count="0" meta:object-count="0" meta:page-count="8" meta:paragraph-count="26" meta:word-count="4274" meta:character-count="28126" meta:non-whitespace-character-count="23874"/>
  </office:meta>
</office:document-meta>
</file>